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2">
      <style:paragraph-properties fo:margin-left="0in" fo:margin-right="0in" fo:line-height="200%" fo:text-indent="0in" style:auto-text-indent="false"/>
    </style:style>
    <style:style style:name="P2" style:family="paragraph" style:parent-style-name="Heading_20_5">
      <style:paragraph-properties fo:margin-left="0in" fo:margin-right="0in" fo:line-height="200%" fo:text-align="justify" style:justify-single-word="false" fo:text-indent="0in" style:auto-text-indent="false"/>
      <style:text-properties fo:font-weight="normal" style:font-weight-asian="normal" style:font-weight-complex="normal"/>
    </style:style>
    <style:style style:name="P3" style:family="paragraph" style:parent-style-name="Heading_20_1" style:master-page-name="">
      <style:paragraph-properties fo:margin-left="0in" fo:margin-right="0in" fo:line-height="100%" fo:text-indent="0in" style:auto-text-indent="false" style:page-number="auto"/>
    </style:style>
    <style:style style:name="P4" style:family="paragraph" style:parent-style-name="Standard">
      <style:paragraph-properties fo:margin-left="0in" fo:margin-right="0in" fo:line-height="200%" fo:text-align="justify" style:justify-single-word="false" fo:text-indent="0in" style:auto-text-indent="false"/>
    </style:style>
    <style:style style:name="T1" style:family="text">
      <style:text-properties style:font-name="Arimo" fo:font-size="11.8000001907349pt" style:font-size-asian="11.8000001907349pt" style:font-size-complex="11.800000190734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What are they Thinking? Using bio and neuralfeedback to assess driver ability and develop training approaches to improve attention and perception.</text:h>
      <text:h text:style-name="P1" text:outline-level="2"/>
      <text:h text:style-name="P1" text:outline-level="2">Abstract</text:h>
      <text:h text:style-name="P2" text:outline-level="5">Driver attention and ability to perceive and react to changing roadway conditions is examined using bio- and neuralfeedback. Raw Electroencephalogram (EEG) and Electrodermal Response (EDR) data collected from freeway and arterial roads is examined <text:s/>to assess driver attention and perception of roadway hazards and conditions. Raw EEG data, disaggregated into constituent waveforms, is examined to assess the degree of attention and how changes in these wave patterns and EDR correlates with observed crash rate. Previous studies have shown EDR and crash rate to be highly correlated. This study finds a positive but less strong correlation between EDR and crash rate, and similar consistent with correlations between changes in driver alertness and attention. These findings show drivers face higher risk collision when driving with lower attention levels and suggest that their safety may be improved through <text:s text:c="9"/></text:h>
      <text:p text:style-name="P4"><text:span text:style-name="T1">improvement in their ability to switch between levels of low and high attention quickly. The potential to use neuralfeedback to train drivers to improve their attention response to changing conditions to examined to determine the amount of training required to improve driver attention response and the effectiveness of this training over time. The study shows that the effects of training drivers in relatively short training programs (approximately 40 hours) can be long lived and an effective means to improve driver ability and safety. It also suggests that driver attention could be monitored by in-car systems with alerts given when driver attention falls below desirable thresholds similar to off-tracking alerts that are currently available. <text:s text:c="4"/></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CA"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Hemingway</meta:initial-creator>
    <meta:creation-date>2014-11-06T09:47:54</meta:creation-date>
    <dc:date>2014-11-06T11:34:07</dc:date>
    <dc:creator>John Hemingway</dc:creator>
    <meta:editing-duration>PT1H30M33S</meta:editing-duration>
    <meta:editing-cycles>13</meta:editing-cycles>
    <meta:generator>OpenOffice/4.1.1$Linux OpenOffice.org_project/411m6$Build-9775</meta:generator>
    <meta:printed-by>John Hemingway</meta:printed-by>
    <meta:print-date>2014-11-06T11:21:53</meta:print-date>
    <meta:document-statistic meta:table-count="0" meta:image-count="0" meta:object-count="0" meta:page-count="1" meta:paragraph-count="4" meta:word-count="270" meta:character-count="1828"/>
  </office:meta>
</office:document-meta>
</file>